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solid" draw:fill-color="#c0c0c0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2" style:family="graphic" style:parent-style-name="standard">
      <style:graphic-properties svg:stroke-width="0.051cm" draw:marker-start-width="0.276cm" draw:marker-end-width="0.276cm" draw:fill="solid" draw:fill-color="#ffcc99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3" style:family="graphic" style:parent-style-name="standard">
      <style:graphic-properties svg:stroke-width="0.051cm" draw:marker-start-width="0.276cm" draw:marker-end-width="0.276cm" draw:fill="solid" draw:fill-color="#e6e64c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4" style:family="graphic" style:parent-style-name="standard">
      <style:graphic-properties svg:stroke-width="0.051cm" draw:marker-start-width="0.276cm" draw:marker-end="Arrow" draw:marker-end-width="0.376cm" draw:fill="solid" draw:fill-color="#c0c0c0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02cm" fo:min-width="4.01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02cm" fo:min-width="4.216cm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9.363cm" svg:height="3.183cm" svg:x="7.821cm" svg:y="1.008cm">
          <draw:glue-point draw:id="4" svg:x="-1.916cm" svg:y="-4.472cm"/>
          <draw:glue-point draw:id="5" svg:x="-4.773cm" svg:y="2.194cm"/>
          <draw:glue-point draw:id="6" svg:x="-0.713cm" svg:y="4.997cm"/>
          <draw:glue-point draw:id="7" svg:x="2.143cm" svg:y="4.997cm"/>
          <text:p text:style-name="P1">Program Source Cod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id="id2" draw:layer="layout" svg:width="9.363cm" svg:height="3.181cm" svg:x="7.821cm" svg:y="7.45cm">
          <draw:glue-point draw:id="4" svg:x="-1.916cm" svg:y="-4.472cm"/>
          <draw:glue-point draw:id="5" svg:x="-4.773cm" svg:y="2.194cm"/>
          <draw:glue-point draw:id="6" svg:x="-0.713cm" svg:y="4.997cm"/>
          <draw:glue-point draw:id="7" svg:x="2.143cm" svg:y="4.997cm"/>
          <text:p text:style-name="P1">MIPS32 LE Bina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id="id3" draw:layer="layout" svg:width="9.363cm" svg:height="3.181cm" svg:x="7.821cm" svg:y="14.268cm">
          <draw:glue-point draw:id="4" svg:x="-1.916cm" svg:y="-4.472cm"/>
          <draw:glue-point draw:id="5" svg:x="-4.773cm" svg:y="2.194cm"/>
          <draw:glue-point draw:id="6" svg:x="-0.713cm" svg:y="4.997cm"/>
          <draw:glue-point draw:id="7" svg:x="2.143cm" svg:y="4.997cm"/>
          <text:p text:style-name="P1">XML Formatted Statistic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curve" svg:x1="12.502cm" svg:y1="4.191cm" svg:x2="12.502cm" svg:y2="7.45cm" draw:start-shape="id1" draw:start-glue-point="2" draw:end-shape="id2" svg:d="m12502 4191v3259">
          <text:p/>
        </draw:connector>
        <draw:connector draw:style-name="gr5" draw:text-style-name="P1" draw:layer="layout" draw:type="curve" svg:x1="12.502cm" svg:y1="10.824cm" svg:x2="12.502cm" svg:y2="14.268cm" draw:end-shape="id3" svg:d="m12502 10824v3444">
          <text:p/>
        </draw:connector>
        <draw:frame draw:style-name="gr6" draw:text-style-name="P2" draw:layer="layout" svg:width="4.513cm" svg:height="2.552cm" svg:x="6.831cm" svg:y="5.157cm">
          <draw:text-box>
            <text:p><text:span text:style-name="T1">Cross</text:span></text:p>
            <text:p><text:span text:style-name="T1">Compilation</text:span></text:p>
          </draw:text-box>
        </draw:frame>
        <draw:frame draw:style-name="gr7" draw:text-style-name="P2" draw:layer="layout" svg:width="5.307cm" svg:height="2.552cm" svg:x="6.831cm" svg:y="11.835cm">
          <draw:text-box>
            <text:p><text:span text:style-name="T1">Cycle-Accurate</text:span></text:p>
            <text:p><text:span text:style-name="T1">Simul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in Cai</meta:initial-creator>
    <meta:creation-date>2009-10-20T18:24:14</meta:creation-date>
    <dc:date>2010-09-23T14:08:53</dc:date>
    <dc:creator>Min Cai</dc:creator>
    <meta:editing-duration>PT00H11M03S</meta:editing-duration>
    <meta:editing-cycles>7</meta:editing-cycles>
    <meta:generator>OpenOffice.org/3.2$Unix OpenOffice.org_project/320m19$Build-9505</meta:generator>
    <meta:document-statistic meta:object-count="7"/>
  </office:meta>
</office:document-meta>
</file>